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d7121" officeooo:paragraph-rsid="001d7121" style:font-size-asian="15pt" style:font-size-complex="15pt"/>
    </style:style>
    <style:style style:name="P2" style:family="paragraph" style:parent-style-name="Standard">
      <style:text-properties fo:font-size="15pt" officeooo:rsid="001d7121" officeooo:paragraph-rsid="00253694" style:font-size-asian="15pt" style:font-size-complex="15pt"/>
    </style:style>
    <style:style style:name="P3" style:family="paragraph" style:parent-style-name="Standard">
      <style:text-properties fo:font-size="15pt" officeooo:rsid="001d7121" officeooo:paragraph-rsid="0030c36b" style:font-size-asian="15pt" style:font-size-complex="15pt"/>
    </style:style>
    <style:style style:name="P4" style:family="paragraph" style:parent-style-name="Standard">
      <style:text-properties fo:font-size="15pt" officeooo:rsid="001d7121" officeooo:paragraph-rsid="00320848" style:font-size-asian="15pt" style:font-size-complex="15pt"/>
    </style:style>
    <style:style style:name="P5" style:family="paragraph" style:parent-style-name="Standard">
      <style:text-properties fo:font-size="15pt" officeooo:rsid="001d7121" officeooo:paragraph-rsid="0039990b" style:font-size-asian="15pt" style:font-size-complex="15pt"/>
    </style:style>
    <style:style style:name="P6" style:family="paragraph" style:parent-style-name="Standard">
      <style:text-properties fo:font-size="15pt" officeooo:paragraph-rsid="001d7121" style:font-size-asian="15pt" style:font-size-complex="15pt"/>
    </style:style>
    <style:style style:name="P7" style:family="paragraph" style:parent-style-name="Standard">
      <style:text-properties fo:font-size="15pt" officeooo:rsid="001f06f7" officeooo:paragraph-rsid="001f06f7" style:font-size-asian="15pt" style:font-size-complex="15pt"/>
    </style:style>
    <style:style style:name="P8" style:family="paragraph" style:parent-style-name="Standard">
      <style:text-properties fo:font-size="15pt" officeooo:rsid="001f06f7" officeooo:paragraph-rsid="0026784f" style:font-size-asian="15pt" style:font-size-complex="15pt"/>
    </style:style>
    <style:style style:name="P9" style:family="paragraph" style:parent-style-name="Standard">
      <style:text-properties fo:font-size="15pt" officeooo:rsid="00253694" officeooo:paragraph-rsid="00253694" style:font-size-asian="15pt" style:font-size-complex="15pt"/>
    </style:style>
    <style:style style:name="P10" style:family="paragraph" style:parent-style-name="Standard">
      <style:text-properties fo:font-size="15pt" officeooo:rsid="0026784f" officeooo:paragraph-rsid="0026784f" style:font-size-asian="15pt" style:font-size-complex="15pt"/>
    </style:style>
    <style:style style:name="P11" style:family="paragraph" style:parent-style-name="Standard">
      <style:text-properties fo:font-size="15pt" officeooo:rsid="00273793" officeooo:paragraph-rsid="00273793" style:font-size-asian="15pt" style:font-size-complex="15pt"/>
    </style:style>
    <style:style style:name="P12" style:family="paragraph" style:parent-style-name="Standard">
      <style:text-properties fo:font-size="15pt" officeooo:rsid="0034848f" officeooo:paragraph-rsid="0034848f" style:font-size-asian="15pt" style:font-size-complex="15pt"/>
    </style:style>
    <style:style style:name="P13" style:family="paragraph" style:parent-style-name="Standard">
      <style:text-properties fo:font-size="15pt" fo:font-weight="bold" officeooo:rsid="001d7121" officeooo:paragraph-rsid="001d7121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253694" officeooo:paragraph-rsid="00253694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273793" officeooo:paragraph-rsid="00273793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normal" officeooo:paragraph-rsid="001d7121" style:font-size-asian="15pt" style:font-weight-asian="normal" style:font-size-complex="15pt" style:font-weight-complex="normal"/>
    </style:style>
    <style:style style:name="P17" style:family="paragraph" style:parent-style-name="Text_20_body">
      <style:text-properties fo:font-variant="normal" fo:text-transform="none" fo:color="#232629" style:font-name="apple-system" fo:font-size="11.25pt" fo:letter-spacing="normal" fo:font-style="normal" fo:font-weight="normal" officeooo:rsid="001d7121" officeooo:paragraph-rsid="001d7121" style:font-size-asian="15pt" style:font-size-complex="15pt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apple-system" fo:font-size="11.25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officeooo:rsid="001d7121"/>
    </style:style>
    <style:style style:name="T2" style:family="text">
      <style:text-properties fo:font-variant="normal" fo:text-transform="none" fo:color="#232629" style:font-name="var ff-mono" fo:font-size="9.75pt" fo:letter-spacing="normal" fo:font-style="normal" fo:font-weight="normal" loext:padding="0cm" loext:border="none"/>
    </style:style>
    <style:style style:name="T3" style:family="text">
      <style:text-properties officeooo:rsid="001f06f7"/>
    </style:style>
    <style:style style:name="T4" style:family="text">
      <style:text-properties officeooo:rsid="002fd82a"/>
    </style:style>
    <style:style style:name="T5" style:family="text">
      <style:text-properties officeooo:rsid="0030c36b"/>
    </style:style>
    <style:style style:name="T6" style:family="text">
      <style:text-properties officeooo:rsid="003208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6"/>
      <text:p text:style-name="P13">s3 get:</text:p>
      <text:p text:style-name="P6"/>
      <text:p text:style-name="P6">s3cmd --access_key=AKIAJBDCX4BC5X2RRITA --secret_key=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 get s3://os-athena-infra-prod-bucket/test_emails/thanachart/NOTIFICATION_TRIGGER_EMAIL_FOOTER_THANACHART.ft</text:p>
      <text:p text:style-name="P6"/>
      <text:p text:style-name="P6"/>
      <text:p text:style-name="P6"/>
      <text:p text:style-name="P12">s3cmd &lt;access_key&gt; get &lt;s3_path&gt; &lt;local_path&gt;</text:p>
      <text:p text:style-name="P12">s3cmd &lt;access_key&gt; put &lt;local_path&gt; &lt;s3_path&gt;</text:p>
      <text:p text:style-name="P12"/>
      <text:p text:style-name="P6"/>
      <text:p text:style-name="P13">s3 put:</text:p>
      <text:p text:style-name="P16"/>
      <text:p text:style-name="P6">s3cmd --access_key=AKIAJBDCX4BC5X2RRITA --secret_key=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 put FUNCTIONS.ftl s3://os-athena-infra-prod-bucket/test_emails/thanachart/FUNCTIONS_TEST.ftl</text:p>
      <text:p text:style-name="P1"/>
      <text:p text:style-name="P1"/>
      <text:p text:style-name="P1"/>
      <text:p text:style-name="P1"/>
      <text:p text:style-name="P17">You should be able to access it from a url created as follows:</text:p>
      <text:p text:style-name="P19"><text:span text:style-name="Source_20_Text"><text:span text:style-name="T2">http://{bucket-name}.s3.amazonaws.com/&lt;path-to-file&gt;</text:span></text:span></text:p>
      <text:p text:style-name="P18">Now, say your s3 file path is:</text:p>
      <text:p text:style-name="P19"><text:span text:style-name="Source_20_Text"><text:span text:style-name="T2">s3://test-bucket/test-folder/test-file.txt</text:span></text:span></text:p>
      <text:p text:style-name="P18">You should be able to wget this file with following url:</text:p>
      <text:p text:style-name="P19"><text:span text:style-name="Source_20_Text"><text:span text:style-name="T2">http://test-bucket.s3.amazonaws.com/test-folder/test-file.txt</text:span></text:span></text:p>
      <text:p text:style-name="P1"/>
      <text:p text:style-name="P1"/>
      <text:p text:style-name="P1"/>
      <text:p text:style-name="P7">so for s3://os-athena-infra-prod-bucket/test_emails/thanachart/Bulk_file.xlsx</text:p>
      <text:p text:style-name="P7"/>
      <text:p text:style-name="P7">link is </text:p>
      <text:p text:style-name="P7">http://os-athena-infra-prod-bucket.s3.amazonaws.com/test_emails/thanachart/Bulk_file.xlsx</text:p>
      <text:p text:style-name="P1"/>
      <text:p text:style-name="P10">but the above link will not work as this bucket is not allowed for public access</text:p>
      <text:p text:style-name="P1"><text:soft-page-break/></text:p>
      <text:p text:style-name="P1"/>
      <text:p text:style-name="P1"/>
      <text:p text:style-name="P1"/>
      <text:p text:style-name="P1"/>
      <text:p text:style-name="P10">for public access we use this bucket:</text:p>
      <text:p text:style-name="P1">s3://os-shops/os_shops/topup_bulk_file_test.xlsx </text:p>
      <text:p text:style-name="P1"/>
      <text:p text:style-name="P8">http://<text:span text:style-name="T1">os-shops</text:span>.s3.amazonaws.com/<text:span text:style-name="T1">os_shops/topup_bulk_file_test.xlsx</text:span></text:p>
      <text:p text:style-name="P1"/>
      <text:p text:style-name="P1"/>
      <text:p text:style-name="P1"><text:a xlink:type="simple" xlink:href="https://os-shops.s3.amazonaws.com/sample/onboarding_files/sample_hyundai_onboarding.xlsx" text:style-name="Internet_20_link" text:visited-style-name="Visited_20_Internet_20_Link">https://os-shops.s3.amazonaws.com/sample/onboarding_files/sample_hyundai_onboarding.xlsx</text:a></text:p>
      <text:p text:style-name="P1"/>
      <text:p text:style-name="P5">s3://os-shops/<text:a xlink:type="simple" xlink:href="https://os-shops.s3.amazonaws.com/sample/onboarding_files/sample_hyundai_onboarding.xlsx" text:style-name="Internet_20_link" text:visited-style-name="Visited_20_Internet_20_Link">sample/onboarding_files/sample_hyundai_onboarding.xlsx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other buckets:</text:p>
      <text:p text:style-name="P2">os-reporting-dev-bucket</text:p>
      <text:p text:style-name="P9">for this also credentials are same:</text:p>
      <text:p text:style-name="P1"/>
      <text:p text:style-name="P14">s3 put command:</text:p>
      <text:p text:style-name="P1">s3cmd --access_key=AKIAJBDCX4BC5X2RRITA --secret_key=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 put BULK_TOPUP_TEMPLATE_DOWNLOADER_MONETIZE_TEST_618bc0d45252c24fc23b3ab9.xlsx s3://os-reporting-dev-bucket/test_emails/thanachart/topup_bulk_file_test.xlsx</text:p>
      <text:p text:style-name="P1"/>
      <text:p text:style-name="P1"/>
      <text:p text:style-name="P15">s3 put command:</text:p>
      <text:p text:style-name="P1">s3cmd --access_key=AKIAJBDCX4BC5X2RRITA --secret_key=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 put BULK_TOPUP_TEMPLATE_DOWNLOADER_MONETIZE_TEST_618bc0d45252c24fc23b3ab9.xlsx s3://os-shops/os_shops/topup_bulk_file_test.xlsx</text:p>
      <text:p text:style-name="P1"><text:soft-page-break/></text:p>
      <text:p text:style-name="P11">public link: <text:span text:style-name="T3">http://</text:span><text:span text:style-name="T1">os-shops</text:span><text:span text:style-name="T3">.s3.amazonaws.com/</text:span><text:span text:style-name="T1">os_shops/topup_bulk_file_test.xlsx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 can redirect the output in this way:</text:p>
      <text:p text:style-name="P1"/>
      <text:p text:style-name="P1">use this: UNLOAD( ' select c.agency_id, c.client_id, c.alias, c.shop_id, c.shop_name, c.shop_status, c.shop_store_type from clients c, agencies a where c.agency_id = a.agency_id and (c.shop_id IS NULL or c.shop_id = \'\') and c.status = \'ACTIVE\' and alias NOT like \'%test%\' and c.alias NOT like \'%stagging%\' and a.status_type = \'ACTIVE\' ; ') TO 's3://os-reporting-dev-bucket/test/agency_data/agency_data_req' credentials 'aws_access_key_id=AKIAJBDCX4BC5X2RRITA;aws_secret_access_key=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' NULL 'NULL' delimiter '\t' PARALLEL FALSE ALLOWOVERWRITE <text:s/>ESCAPE <text:span text:style-name="T4">HEADER</text:span> ;</text:p>
      <text:p text:style-name="P1">it redirect the o/p in s3file and download that s3file</text:p>
      <text:p text:style-name="P1">while download add 3 zero at the suffix of the file...</text:p>
      <text:p text:style-name="P1"/>
      <text:p text:style-name="P1"/>
      <text:p text:style-name="P1"/>
      <text:p text:style-name="P1">s3cmd --access_key=AKIAJBDCX4BC5X2RRITA --secret_key=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 get s3://os-reporting-dev-bucket/test/agency_data/agency_data_req000 path_where_downloa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3">UNLOAD( ' <text:span text:style-name="T5">&lt;query&gt;</text:span> ; ') TO 's3://os-reporting-dev-bucket/test/agency_data/agency_data_req' credentials 'aws_access_key_id=AKIAJBDCX4BC5X2RRITA;aws_secret_access_key=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' NULL 'NULL' delimiter '\t' PARALLEL FALSE ALLOWOVERWRITE <text:s/>ESCAPE <text:span text:style-name="T4">HEADER</text:span> ;</text:p>
      <text:p text:style-name="P3"/>
      <text:p text:style-name="P3"/>
      <text:p text:style-name="P3"/>
      <text:p text:style-name="P3"/>
      <text:p text:style-name="P4"/>
      <text:p text:style-name="P4">s3cmd --access_key=AKIAJBDCX4BC5X2RRITA --secret_key=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 get s3://os-reporting-dev-bucket/test/agency_data/agency_data_req000 <text:span text:style-name="T6">prem.tsv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2:43:42.931863749</meta:creation-date>
    <meta:generator>LibreOffice/6.4.7.2$Linux_X86_64 LibreOffice_project/40$Build-2</meta:generator>
    <dc:date>2022-09-12T11:08:53.332274564</dc:date>
    <meta:editing-duration>P1DT3H37M19S</meta:editing-duration>
    <meta:editing-cycles>14</meta:editing-cycles>
    <meta:document-statistic meta:table-count="0" meta:image-count="0" meta:object-count="0" meta:page-count="4" meta:paragraph-count="36" meta:word-count="257" meta:character-count="3395" meta:non-whitespace-character-count="3182"/>
  </office:meta>
</office:document-meta>
</file>